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" manifest:media-type="application/vnd.sun.star.oleobject"/>
  <manifest:file-entry manifest:full-path="layout-cache" manifest:media-type="application/binary"/>
  <manifest:file-entry manifest:full-path="Object 1" manifest:media-type="application/vnd.sun.star.oleobject"/>
  <manifest:file-entry manifest:full-path="ObjectReplacements/Object 1" manifest:media-type=""/>
  <manifest:file-entry manifest:full-path="ObjectReplacements/Object 2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854in" style:rel-column-width="2427*"/>
    </style:style>
    <style:style style:name="Table2.B" style:family="table-column">
      <style:table-column-properties style:column-width="3.3806in" style:rel-column-width="4868*"/>
    </style:style>
    <style:style style:name="Table2.C" style:family="table-column">
      <style:table-column-properties style:column-width="1.6271in" style:rel-column-width="234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P1" style:family="paragraph" style:parent-style-name="Heading_20_1">
      <style:text-properties officeooo:rsid="00045264" officeooo:paragraph-rsid="00045264"/>
    </style:style>
    <style:style style:name="P2" style:family="paragraph" style:parent-style-name="Heading_20_1">
      <style:text-properties officeooo:rsid="0006fbc1" officeooo:paragraph-rsid="0006fbc1"/>
    </style:style>
    <style:style style:name="P3" style:family="paragraph" style:parent-style-name="Heading_20_1">
      <style:text-properties officeooo:rsid="00076ba9" officeooo:paragraph-rsid="00076ba9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normal" officeooo:paragraph-rsid="00045264" style:font-size-asian="18pt" style:font-weight-asian="normal" style:font-name-complex="Ari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none" officeooo:paragraph-rsid="00045264" style:font-size-asian="18pt" style:font-name-complex="Arial" style:font-size-complex="18pt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paragraph-rsid="00045264" style:font-size-asian="18pt" style:font-weight-asian="bold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45264" officeooo:paragraph-rsid="00045264" style:font-size-asian="18pt" style:font-weight-asian="bold" style:font-name-complex="Arial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paragraph-rsid="00045264" style:font-size-asian="22pt" style:font-weight-asian="bold" style:font-name-complex="Arial" style:font-size-complex="22pt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045264" officeooo:paragraph-rsid="00045264" style:font-size-asian="22pt" style:font-weight-asian="bold" style:font-name-complex="Arial" style:font-size-complex="22pt"/>
    </style:style>
    <style:style style:name="P10" style:family="paragraph" style:parent-style-name="Standard">
      <style:paragraph-properties fo:text-align="center" style:justify-single-word="false"/>
      <style:text-properties fo:font-size="22pt" fo:font-style="italic" fo:font-weight="bold" officeooo:paragraph-rsid="00045264" style:font-size-asian="22pt" style:font-style-asian="italic" style:font-weight-asian="bold" style:font-name-complex="Arial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0pt" fo:font-style="italic" officeooo:paragraph-rsid="00045264" style:font-size-asian="20pt" style:font-style-asian="italic" style:font-name-complex="Arial" style:font-size-complex="20pt"/>
    </style:style>
    <style:style style:name="P12" style:family="paragraph" style:parent-style-name="Standard">
      <style:paragraph-properties fo:margin-top="0.1665in" fo:margin-bottom="0in" loext:contextual-spacing="false" fo:text-align="center" style:justify-single-word="false"/>
      <style:text-properties fo:font-size="16pt" fo:font-weight="bold" officeooo:paragraph-rsid="00045264" style:font-size-asian="16pt" style:font-weight-asian="bold" style:font-size-complex="16pt"/>
    </style:style>
    <style:style style:name="P13" style:family="paragraph" style:parent-style-name="Standard">
      <style:paragraph-properties fo:margin-top="0.1665in" fo:margin-bottom="0in" loext:contextual-spacing="false" fo:text-align="center" style:justify-single-word="false"/>
      <style:text-properties fo:font-size="16pt" officeooo:paragraph-rsid="00045264" style:font-size-asian="16pt" style:font-size-complex="16pt"/>
    </style:style>
    <style:style style:name="P14" style:family="paragraph" style:parent-style-name="Standard">
      <style:paragraph-properties fo:margin-top="0.1665in" fo:margin-bottom="0in" loext:contextual-spacing="false" fo:text-align="center" style:justify-single-word="false"/>
      <style:text-properties fo:font-size="16pt" fo:font-style="italic" officeooo:paragraph-rsid="00045264" style:font-size-asian="16pt" style:font-style-asian="italic" style:font-name-complex="Arial" style:font-size-complex="16pt"/>
    </style:style>
    <style:style style:name="P15" style:family="paragraph" style:parent-style-name="Text_20_body">
      <style:text-properties officeooo:rsid="00045264" officeooo:paragraph-rsid="00045264"/>
    </style:style>
    <style:style style:name="P16" style:family="paragraph" style:parent-style-name="Text_20_body" style:list-style-name="L1">
      <style:text-properties officeooo:rsid="00045264" officeooo:paragraph-rsid="00045264"/>
    </style:style>
    <style:style style:name="P17" style:family="paragraph" style:parent-style-name="Text_20_body">
      <style:text-properties officeooo:rsid="0006fbc1" officeooo:paragraph-rsid="0006fbc1"/>
    </style:style>
    <style:style style:name="P18" style:family="paragraph" style:parent-style-name="Text_20_body">
      <style:text-properties officeooo:rsid="00076ba9" officeooo:paragraph-rsid="00076ba9"/>
    </style:style>
    <style:style style:name="P19" style:family="paragraph" style:parent-style-name="Text_20_body" style:list-style-name="L2">
      <style:text-properties officeooo:rsid="00076ba9" officeooo:paragraph-rsid="00076ba9"/>
    </style:style>
    <style:style style:name="P20" style:family="paragraph" style:parent-style-name="Text_20_body">
      <style:text-properties officeooo:paragraph-rsid="00076ba9"/>
    </style:style>
    <style:style style:name="P21" style:family="paragraph" style:parent-style-name="Text_20_body">
      <style:text-properties fo:font-style="italic" officeooo:rsid="00076ba9" officeooo:paragraph-rsid="00076ba9" style:font-style-asian="italic" style:font-style-complex="italic"/>
    </style:style>
    <style:style style:name="P22" style:family="paragraph" style:parent-style-name="Text_20_body">
      <style:text-properties fo:font-style="italic" officeooo:rsid="00099a1d" officeooo:paragraph-rsid="00099a1d" style:font-style-asian="italic" style:font-style-complex="italic"/>
    </style:style>
    <style:style style:name="P23" style:family="paragraph" style:parent-style-name="Text_20_body" style:list-style-name="L2">
      <style:text-properties officeooo:rsid="000937ba" officeooo:paragraph-rsid="000937ba"/>
    </style:style>
    <style:style style:name="P24" style:family="paragraph" style:parent-style-name="Text_20_body" style:list-style-name="L2">
      <style:text-properties officeooo:rsid="00099a1d" officeooo:paragraph-rsid="00099a1d"/>
    </style:style>
    <style:style style:name="P25" style:family="paragraph" style:parent-style-name="Text_20_body">
      <style:text-properties officeooo:rsid="00099a1d" officeooo:paragraph-rsid="00099a1d"/>
    </style:style>
    <style:style style:name="P26" style:family="paragraph" style:parent-style-name="Text_20_body" style:list-style-name="L3">
      <style:text-properties fo:font-style="normal" officeooo:rsid="000b4c20" officeooo:paragraph-rsid="000b4c20" style:font-style-asian="normal" style:font-style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8pt" style:font-size-asian="18pt" style:font-name-complex="Arial" style:font-size-complex="10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45264"/>
    </style:style>
    <style:style style:name="T3" style:family="text">
      <style:text-properties officeooo:rsid="00062d36"/>
    </style:style>
    <style:style style:name="T4" style:family="text">
      <style:text-properties officeooo:rsid="00076ba9"/>
    </style:style>
    <style:style style:name="T5" style:family="text">
      <style:text-properties officeooo:rsid="000937ba"/>
    </style:style>
    <style:style style:name="T6" style:family="text">
      <style:text-properties officeooo:rsid="000b4c20"/>
    </style:style>
    <style:style style:name="fr1" style:family="graphic" style:parent-style-name="OLE">
      <style:graphic-properties fo:margin-left="0in" fo:margin-right="0in" style:vertical-pos="from-top" fo:background-color="#ffffff" style:background-transparency="0%" draw:fill="solid" draw:fill-color="#ffffff" draw:opacity="100%" fo:padding="0.0008in" fo:border="none" draw:ole-draw-aspect="1" draw:visible-area-width="2.1783in" draw:visible-area-height="2.6882in"/>
    </style:style>
    <style:style style:name="fr2" style:family="graphic" style:parent-style-name="OLE">
      <style:graphic-properties fo:margin-left="0in" fo:margin-right="0in" style:vertical-pos="from-top" style:horizontal-pos="center" style:horizontal-rel="paragraph" fo:background-color="#ffffff" style:background-transparency="0%" draw:fill="solid" draw:fill-color="#ffffff" draw:opacity="100%" fo:padding="0.0008in" fo:border="none" draw:ole-draw-aspect="1" draw:visible-area-width="0.8165in" draw:visible-area-height="0.7331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7"><draw:frame draw:style-name="fr1" draw:name="Object1" text:anchor-type="as-char" svg:y="0.3957in" svg:width="0.9146in" svg:height="1.1283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</table:table-cell>
          <table:table-cell table:style-name="Table2.A1" office:value-type="string">
            <text:p text:style-name="P12">Софийски университет „Св. Кл. Охридски”</text:p>
            <text:p text:style-name="P13">Факултет по математика и информатика</text:p>
            <text:p text:style-name="P14">Бакалавърска програма<text:line-break/>„Софтуерно инженерство”</text:p>
          </table:table-cell>
          <table:table-cell table:style-name="Table2.C1" office:value-type="string">
            <text:p text:style-name="P27"/>
            <text:p text:style-name="P27"/>
            <text:p text:style-name="P27"><draw:frame draw:style-name="fr2" draw:name="Object2" text:anchor-type="as-char" svg:y="-1.128in" svg:width="0.8327in" svg:height="0.9953in" draw:z-index="1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</table:table-cell>
        </table:table-row>
      </table:table>
      <text:p text:style-name="P6"/>
      <text:p text:style-name="P6"/>
      <text:p text:style-name="P6"/>
      <text:p text:style-name="P8">Предмет: XML технологии за семантичен Уеб</text:p>
      <text:p text:style-name="P10">Зимен семестър, 2016/2017 год.</text:p>
      <text:p text:style-name="P10"/>
      <text:p text:style-name="P10"/>
      <text:p text:style-name="P10"/>
      <text:p text:style-name="P8">Тема <text:span text:style-name="T2">7</text:span>: <text:span text:style-name="T2">Каталог на университети-1</text:span></text:p>
      <text:p text:style-name="P9"/>
      <text:p text:style-name="P9">ДОКУМЕНТАЦИЯ</text:p>
      <text:p text:style-name="P7">към</text:p>
      <text:p text:style-name="P9">Курсов проект</text:p>
      <text:p text:style-name="P8"/>
      <text:p text:style-name="P11">Автори:</text:p>
      <text:p text:style-name="P11">Радослав Ангелов, фак. номер 61870,</text:p>
      <text:p text:style-name="P11">Мартин Ангелов, фак. номер 61790</text:p>
      <text:p text:style-name="P10"/>
      <text:p text:style-name="P10"/>
      <text:p text:style-name="P10"/>
      <text:p text:style-name="P10"/>
      <text:p text:style-name="P5"><text:span text:style-name="T2">януари</text:span>, 2016</text:p>
      <text:p text:style-name="P4">София</text:p>
      <text:p text:style-name="P4"/>
      <text:h text:style-name="P1" text:outline-level="1"><text:soft-page-break/>1. Описание на проекта</text:h>
      <text:p text:style-name="P15">Проектът е на тема “Каталог на университетите в България”. В него сме описали 7 университета в цялата страна, като сме се постарали да вкараме почти всички специалности, които те предлагат. XML файла описва именно това. DTD shemata, с която е свързан, отговаря за типа на елементите и атрибути, а XSLT файла генерира PDF с информацията от XML файла.</text:p>
      <text:p text:style-name="P15"/>
      <text:h text:style-name="P1" text:outline-level="1">2. Какви файлове съдържа проектът?</text:h>
      <text:list xml:id="list5437194845584992376" text:style-name="L1">
        <text:list-item>
          <text:p text:style-name="P16">CatalogueOfUniversities.xml – well-formed XML файл </text:p>
        </text:list-item>
        <text:list-item>
          <text:p text:style-name="P16">CatalogueOfUniversities.dtd – DTD схема описващата структурата на XML файла</text:p>
        </text:list-item>
        <text:list-item>
          <text:p text:style-name="P16">CatalogueOfUniversities.xsl – <text:span text:style-name="T3">XSLT файл генериращ PDF от XML файла</text:span></text:p>
        </text:list-item>
        <text:list-item>
          <text:p text:style-name="P16">CatalogueOfUniversities.pdf – <text:span text:style-name="T3">трансформиране на XML файла в PDF</text:span></text:p>
        </text:list-item>
      </text:list>
      <text:p text:style-name="P15"/>
      <text:h text:style-name="P2" text:outline-level="1">3. Структура на XML файла:</text:h>
      <text:p text:style-name="P17"/>
      <text:p text:style-name="P17"><text:span text:style-name="T4">c</text:span>atalogue:</text:p>
      <text:p text:style-name="P17"><text:tab/><text:span text:style-name="T4">u</text:span>niversity:</text:p>
      <text:p text:style-name="P17"><text:tab/><text:tab/>name:</text:p>
      <text:p text:style-name="P17"><text:tab/><text:tab/>abreviation:</text:p>
      <text:p text:style-name="P17"><text:tab/><text:tab/>location:</text:p>
      <text:p text:style-name="P17"><text:tab/><text:tab/>faculties:</text:p>
      <text:p text:style-name="P17"><text:tab/><text:tab/><text:tab/>faculty(name):</text:p>
      <text:p text:style-name="P17"><text:tab/><text:tab/><text:tab/>specialities:</text:p>
      <text:p text:style-name="P17"><text:tab/><text:tab/><text:tab/><text:tab/>speciality(name, course):</text:p>
      <text:p text:style-name="P17"/>
      <text:p text:style-name="P18">Както се вижда кореновият елемент е Catalogue. Той съдържа университети /university/. Всеки университет има информация за име си /name/, абревиатура на името /abreviation/ и в кой град се намира /location/. Те се съдържат в него под формата на елементи.</text:p>
      <text:p text:style-name="P18">Университетите от своя страна носят информация за факултетите си. Всеки факултет има атрибут name и списък от специалности /specialities/. Специалностите в списъка имат атрибути име /name/ и курс /course/, който може да бъде Бакалавър или Магистър.</text:p>
      <text:p text:style-name="P18"/>
      <text:h text:style-name="P3" text:outline-level="1"><text:soft-page-break/>4. Кратко описание на елементите и атрибутите</text:h>
      <text:p text:style-name="P20"/>
      <text:p text:style-name="P21">ЕЛЕМЕНТИ:</text:p>
      <text:list xml:id="list8364268053765339476" text:style-name="L2">
        <text:list-item>
          <text:p text:style-name="P19">Catalogue – кореновия елемент; съдържа университети<text:span text:style-name="T6">(university+)</text:span></text:p>
        </text:list-item>
        <text:list-item>
          <text:p text:style-name="P19">University – <text:span text:style-name="T5">съдържа елементите name, abreviation, location и faculties</text:span></text:p>
        </text:list-item>
        <text:list-item>
          <text:p text:style-name="P23">name – име на университета; от тип PCDATA</text:p>
        </text:list-item>
        <text:list-item>
          <text:p text:style-name="P23">abreviation – абревиатура на името; от тип PCDATA</text:p>
        </text:list-item>
        <text:list-item>
          <text:p text:style-name="P23">location – местоположение; от тип PCDATA</text:p>
        </text:list-item>
        <text:list-item>
          <text:p text:style-name="P24">faculties – съдържа различните факултети <text:span text:style-name="T6">(faculty+)</text:span></text:p>
        </text:list-item>
        <text:list-item>
          <text:p text:style-name="P24">facultу – има атрибут name и съдържа различните специалности</text:p>
        </text:list-item>
        <text:list-item>
          <text:p text:style-name="P24">specialities – съдържа различните специалности <text:span text:style-name="T6">(speciality+)</text:span></text:p>
        </text:list-item>
        <text:list-item>
          <text:p text:style-name="P24">speciality – има атрибури name и course</text:p>
        </text:list-item>
      </text:list>
      <text:p text:style-name="P25"/>
      <text:p text:style-name="P22">АТРИБУТИ</text:p>
      <text:list xml:id="list3779328645990571556" text:style-name="L3">
        <text:list-item>
          <text:p text:style-name="P26">faculty name – име на факултет; от тип CDATA; задължително поле #REQUIRED</text:p>
        </text:list-item>
        <text:list-item>
          <text:p text:style-name="P26">speciality name – име на специалност; от тип CDATA; задължително поле #REQUIRED</text:p>
        </text:list-item>
        <text:list-item>
          <text:p text:style-name="P26">speciality course – носи информация от кой курс е специалността; може да бъде само магистър или бакалавър (Магистър | Бакалавър); задължително поле #REQUIRED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6T11:52:00.546278684</meta:creation-date>
    <dc:date>2017-01-26T13:05:56.120333395</dc:date>
    <meta:editing-duration>PT5M35S</meta:editing-duration>
    <meta:editing-cycles>1</meta:editing-cycles>
    <meta:document-statistic meta:table-count="1" meta:image-count="0" meta:object-count="2" meta:page-count="3" meta:paragraph-count="50" meta:word-count="356" meta:character-count="2524" meta:non-whitespace-character-count="2196"/>
    <meta:generator>LibreOffice/5.1.4.2$Linux_X86_64 LibreOffice_project/10m0$Build-2</meta:generator>
  </office:meta>
</office:document-meta>
</file>